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2"/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8">
      <style:text-properties style:text-underline-style="non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o do in C (software)</text:span></text:p>
      <text:p text:style-name="Standard"><text:span text:style-name="T1"/></text:p>
      <text:p text:style-name="P3"><text:tab/>Using modularity separate each entity in either a structure or its own header and c file (objects).</text:p>
      <text:p text:style-name="P3"/>
      <text:list xml:id="list7611436252228244678" text:style-name="L2">
        <text:list-item>
          <text:p text:style-name="P2">Players</text:p>
          <text:list>
            <text:list-item>
              <text:p text:style-name="P2">functions:</text:p>
              <text:list>
                <text:list-item>
                  <text:p text:style-name="P2">walking forwards/backwards/left/right</text:p>
                </text:list-item>
                <text:list-item>
                  <text:p text:style-name="P2">Dropping bomb</text:p>
                </text:list-item>
                <text:list-item>
                  <text:p text:style-name="P2">collecting boosters (speed /extra bombs etc...)</text:p>
                </text:list-item>
                <text:list-item>
                  <text:p text:style-name="P2">reduce health when hit (additional)</text:p>
                </text:list-item>
              </text:list>
            </text:list-item>
            <text:list-item>
              <text:p text:style-name="P2">Variables:</text:p>
              <text:list>
                <text:list-item>
                  <text:p text:style-name="P2"><text:s/>position x/y coordinates (matrix row/column maybe)</text:p>
                </text:list-item>
                <text:list-item>
                  <text:p text:style-name="P2">health - 3 hit limit (additional)</text:p>
                </text:list-item>
                <text:list-item>
                  <text:p text:style-name="P2">walking speed</text:p>
                </text:list-item>
                <text:list-item>
                  <text:p text:style-name="P2"># of bombs, weapons</text:p>
                </text:list-item>
              </text:list>
            </text:list-item>
          </text:list>
        </text:list-item>
        <text:list-item>
          <text:p text:style-name="P2">Map </text:p>
        </text:list-item>
      </text:list>
      <text:list xml:id="list6399486040358159626" text:style-name="L4">
        <text:list-item>
          <text:list>
            <text:list-item>
              <text:p text:style-name="P6">one fixed background with individual blocks across rows and columns</text:p>
            </text:list-item>
            <text:list-item>
              <text:p text:style-name="P6">randomly generated bomb maps </text:p>
              <text:list>
                <text:list-item>
                  <text:p text:style-name="P6">make sure there is room to drop bomb and get clear of bomb radius where player spawns</text:p>
                </text:list-item>
                <text:list-item>
                  <text:p text:style-name="P6">make sure bombs cannot overlap blocks </text:p>
                </text:list-item>
              </text:list>
            </text:list-item>
          </text:list>
        </text:list-item>
      </text:list>
      <text:list xml:id="list1730604868612403175" text:style-name="L3">
        <text:list-item>
          <text:list>
            <text:list-item>
              <text:p text:style-name="P5">matrix representation of the map=320x240</text:p>
            </text:list-item>
            <text:list-item>
              <text:p text:style-name="P5"/>
            </text:list-item>
          </text:list>
        </text:list-item>
        <text:list-item>
          <text:p text:style-name="P5">Game Conditions </text:p>
          <text:list>
            <text:list-item>
              <text:p text:style-name="P5">Bomb explosion<text:span text:style-name="T2">:</text:span> </text:p>
              <text:list>
                <text:list-item>
                  <text:p text:style-name="P5">width/height of explosion</text:p>
                </text:list-item>
                <text:list-item>
                  <text:p text:style-name="P5">latency between drop and explosion</text:p>
                </text:list-item>
                <text:list-item>
                  <text:p text:style-name="P5">blocks within width height range explode </text:p>
                </text:list-item>
              </text:list>
            </text:list-item>
            <text:list-item>
              <text:p text:style-name="P5">random appearance of boosters/ tools on the screen </text:p>
            </text:list-item>
            <text:list-item>
              <text:p text:style-name="P5">player cannot walk through blocks or destructible walls</text:p>
            </text:list-item>
          </text:list>
        </text:list-item>
      </text:list>
      <text:p text:style-name="Standard"><text:tab/></text:p>
      <text:p text:style-name="P1">To do in VHDL (hardware) – (leave for Sprint 2 unless there is time)</text:p>
      <text:p text:style-name="Standard"/>
      <text:p text:style-name="P1">Data Structures</text:p>
      <text:list xml:id="list3410330811761003976" text:style-name="L8">
        <text:list-item>
          <text:p text:style-name="P4">Sdcard</text:p>
          <text:list>
            <text:list-item>
              <text:p text:style-name="P4">store maps</text:p>
            </text:list-item>
            <text:list-item>
              <text:p text:style-name="P4">music and sound effects</text:p>
            </text:list-item>
            <text:list-item>
              <text:p text:style-name="P4">scores between levels or highscores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aan Choudri</meta:initial-creator>
    <meta:creation-date>2014-09-24T03:19:02.51</meta:creation-date>
    <dc:date>2014-09-24T04:51:41.20</dc:date>
    <dc:creator>Rayaan Choudri</dc:creator>
    <meta:editing-duration>PT47M16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3" meta:word-count="191" meta:character-count="1093"/>
  </office:meta>
</office:document-meta>
</file>